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b2988" officeooo:paragraph-rsid="000b2988" style:font-size-asian="18pt" style:font-size-complex="18pt"/>
    </style:style>
    <style:style style:name="P2" style:family="paragraph" style:parent-style-name="Standard">
      <style:text-properties fo:font-size="18pt" fo:font-weight="bold" officeooo:rsid="000b2988" officeooo:paragraph-rsid="000b2988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officeooo:rsid="000b2988" officeooo:paragraph-rsid="000b298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0b2988" officeooo:paragraph-rsid="000b2988" style:font-size-asian="28pt" style:font-weight-asian="bold" style:font-size-complex="28pt" style:font-weight-complex="bold"/>
    </style:style>
    <style:style style:name="P5" style:family="paragraph" style:parent-style-name="Standard">
      <style:text-properties fo:font-size="18pt" fo:font-weight="normal" officeooo:rsid="000b2988" officeooo:paragraph-rsid="000b2988" style:font-size-asian="18pt" style:font-weight-asian="normal" style:font-size-complex="18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0b44b5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b44b5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b44b5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ebserv</text:p>
      <text:p text:style-name="P1"/>
      <text:p text:style-name="P3">Never forget:</text:p>
      <text:p text:style-name="P1">- One non-blocking event loop using a single poll-family call for all I/O (listening + clients). No read/write outside that readiness check, or it’s a hard 0.</text:p>
      <text:p text:style-name="P1">- You may use <text:span text:style-name="T1">select</text:span>/<text:span text:style-name="T2">epoll</text:span>/<text:span text:style-name="T1">kqueue</text:span> instead of <text:span text:style-name="T1">poll</text:span>, but still one multiplexing call that monitors read+write.</text:p>
      <text:p text:style-name="P1">- Implement at least GET, POST, DELETE, serve fully static sites, support uploads, default error pages, and multiple ports CGI is required (at least one, e.g., Python).</text:p>
      <text:p text:style-name="P1">- Provide a config file (nginx-like) with routes, allowed methods, redirects, root, autoindex on/off, index file, max body size, CGI by extension, upload dir, (optional) server_names; first ever server on host:port is default.</text:p>
      <text:p text:style-name="P1"/>
      <text:p text:style-name="P2">RFC – <text:span text:style-name="T5">Request For Comments</text:span></text:p>
      <text:p text:style-name="P2">CRLF - <text:span text:style-name="T5">Carroage Return, Line Feed</text:span></text:p>
      <text:p text:style-name="P2">CGI - <text:span text:style-name="T5">Common Gateway Interface</text:span></text:p>
      <text:p text:style-name="P2"><text:span text:style-name="T5"/></text:p>
      <text:p text:style-name="P5">Target Concepts:</text:p>
      <text:p text:style-name="P2"><text:span text:style-name="T6"><text:tab/>1) </text:span><text:span text:style-name="T5">HTTP/1.1 message format: start line, headers, CRLF rules; </text:span><text:span text:style-name="T3">Content-Length</text:span><text:span text:style-name="T7"> vs </text:span><text:span text:style-name="T3">Transfer-Enconding: chuncked</text:span><text:span text:style-name="T7">; persistent connections; 400/404/405/413/500/501; MIME types</text:span></text:p>
      <text:p text:style-name="P2"><text:span text:style-name="T7"><text:tab/></text:span><text:span text:style-name="T8">2) CGI contract: env vars (</text:span><text:span text:style-name="T4">REQUEST_METHOD, PATH_INFO, QUERY_STRING, CONTENT_LENGTH, …</text:span><text:span text:style-name="T8">), request body on stdin, server reads CGI stdout; if CGI doesn’t return </text:span><text:span text:style-name="T4">Content-Length</text:span><text:span text:style-name="T8">, EOF ends body; for chunked requests you unchunk before invoking CGI.</text:span></text:p>
      <text:p text:style-name="P2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3T01:04:45.924017634</meta:creation-date>
    <dc:date>2025-09-14T00:38:53.955319885</dc:date>
    <meta:editing-duration>PT23H22M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2" meta:word-count="175" meta:character-count="1197" meta:non-whitespace-character-count="1031"/>
  </office:meta>
</office:document-meta>
</file>